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5 questions</text:p>
      <text:p text:style-name="P1"/>
      <text:p text:style-name="Text_20_body">Register an application with the Github API here <text:a xlink:type="simple" xlink:href="https://github.com/settings/applications" office:target-frame-name="_blank" xlink:show="new" text:style-name="Internet_20_link" text:visited-style-name="Visited_20_Internet_20_Link">https://github.com/settings/applications</text:a>. Access the API to get information on your instructors repositories (hint: this is the url you want "https://api.github.com/users/jtleek/repos"). Use this data to find the time that the datasharing repo was created. What time was it created?</text:p>
      <text:p text:style-name="Text_20_body">This tutorial may be useful (<text:a xlink:type="simple" xlink:href="https://github.com/hadley/httr/blob/master/demo/oauth2-github.r" office:target-frame-name="_blank" xlink:show="new" text:style-name="Internet_20_link" text:visited-style-name="Visited_20_Internet_20_Link">https://github.com/hadley/httr/blob/master/demo/oauth2-github.r</text:a>). You may also need to run the code in the base R package and not R studio.</text:p>
      <text:p text:style-name="Text_20_body">2014-02-06T16:13:11Z</text:p>
      <text:p text:style-name="Text_20_body">2014-03-05T16:11:46Z</text:p>
      <text:p text:style-name="Text_20_body">2012-06-20T18:39:06Z</text:p>
      <text:p text:style-name="Text_20_body">2013-11-07T13:25:07Z</text:p>
      <text:p text:style-name="P1">1<text:line-break/>point</text:p>
      <text:p text:style-name="Text_20_body">2. </text:p>
      <text:p text:style-name="Text_20_body">The sqldf package allows for execution of SQL commands on R data frames. We will use the sqldf package to practice the queries we might send with the dbSendQuery command in RMySQL. </text:p>
      <text:p text:style-name="Text_20_body">Download the American Community Survey data and load it into an R object called </text:p>
      <text:p text:style-name="Text_20_body"><text:a xlink:type="simple" xlink:href="https://d396qusza40orc.cloudfront.net/getdata%2Fdata%2Fss06pid.csv" office:target-frame-name="_blank" xlink:show="new" text:style-name="Internet_20_link" text:visited-style-name="Visited_20_Internet_20_Link">https://d396qusza40orc.cloudfront.net/getdata%2Fdata%2Fss06pid.csv</text:a></text:p>
      <text:p text:style-name="Text_20_body">Which of the following commands will select only the data for the probability weights pwgtp1 with ages less than 50?</text:p>
      <text:p text:style-name="Text_20_body">sqldf("select * from acs where AGEP <text:bookmark text:name="MathJax-Element-1-Frame"/>50 and pwgtp1")</text:p>
      <text:p text:style-name="Text_20_body">sqldf("select pwgtp1 from acs")</text:p>
      <text:p text:style-name="Text_20_body">sqldf("select * from acs")</text:p>
      <text:p text:style-name="Text_20_body">sqldf("select pwgtp1 from acs where AGEP <text:bookmark text:name="MathJax-Element-2-Frame"/>50")</text:p>
      <text:p text:style-name="P1">1<text:line-break/>point</text:p>
      <text:p text:style-name="Text_20_body">3. </text:p>
      <text:p text:style-name="Text_20_body">Using the same data frame you created in the previous problem, what is the equivalent function to unique(acs$AGEP)</text:p>
      <text:p text:style-name="Text_20_body">sqldf("select unique * from acs")</text:p>
      <text:p text:style-name="Text_20_body">sqldf("select distinct pwgtp1 from acs")</text:p>
      <text:p text:style-name="Text_20_body"><text:soft-page-break/>sqldf("select distinct AGEP from acs")</text:p>
      <text:p text:style-name="Text_20_body">sqldf("select AGEP where unique from acs")</text:p>
      <text:p text:style-name="P1">1<text:line-break/>point</text:p>
      <text:p text:style-name="Text_20_body">4. </text:p>
      <text:p text:style-name="Text_20_body">How many characters are in the 10th, 20th, 30th and 100th lines of HTML from this page:</text:p>
      <text:p text:style-name="Text_20_body">http://biostat.jhsph.edu/~jleek/contact.html</text:p>
      <text:p text:style-name="Text_20_body">(Hint: the nchar() function in R may be helpful)</text:p>
      <text:p text:style-name="Text_20_body">45 31 7 31</text:p>
      <text:p text:style-name="Text_20_body">43 99 8 6</text:p>
      <text:p text:style-name="Text_20_body">45 31 7 25</text:p>
      <text:p text:style-name="Text_20_body">45 92 7 2</text:p>
      <text:p text:style-name="Text_20_body">43 99 7 25</text:p>
      <text:p text:style-name="Text_20_body">45 31 2 25</text:p>
      <text:p text:style-name="Text_20_body">45 0 2 2</text:p>
      <text:p text:style-name="P1">1<text:line-break/>point</text:p>
      <text:p text:style-name="Text_20_body">5. </text:p>
      <text:p text:style-name="Text_20_body">Read this data set into R and report the sum of the numbers in the fourth of the nine columns.</text:p>
      <text:p text:style-name="Text_20_body"><text:a xlink:type="simple" xlink:href="https://d396qusza40orc.cloudfront.net/getdata%2Fwksst8110.for" office:target-frame-name="_blank" xlink:show="new" text:style-name="Internet_20_link" text:visited-style-name="Visited_20_Internet_20_Link">https://d396qusza40orc.cloudfront.net/getdata%2Fwksst8110.for</text:a></text:p>
      <text:p text:style-name="Text_20_body">Original source of the data: <text:a xlink:type="simple" xlink:href="http://www.cpc.ncep.noaa.gov/data/indices/wksst8110.for" office:target-frame-name="_blank" xlink:show="new" text:style-name="Internet_20_link" text:visited-style-name="Visited_20_Internet_20_Link">http://www.cpc.ncep.noaa.gov/data/indices/wksst8110.for</text:a></text:p>
      <text:p text:style-name="Text_20_body">(Hint this is a fixed width file format)</text:p>
      <text:p text:style-name="Text_20_body">101.83</text:p>
      <text:p text:style-name="Text_20_body">28893.3</text:p>
      <text:p text:style-name="Text_20_body">32426.7</text:p>
      <text:p text:style-name="Text_20_body">36.5</text:p>
      <text:p text:style-name="Text_20_body">222243.1</text:p>
      <text:p text:style-name="Text_20_body">35824.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7:40:54.158425366</meta:creation-date>
    <dc:date>2016-08-04T18:04:18.135582148</dc:date>
    <meta:editing-duration>PT13M13S</meta:editing-duration>
    <meta:editing-cycles>1</meta:editing-cycles>
    <meta:document-statistic meta:table-count="0" meta:image-count="0" meta:object-count="0" meta:page-count="2" meta:paragraph-count="48" meta:word-count="312" meta:character-count="2056" meta:non-whitespace-character-count="1786"/>
    <meta:generator>LibreOffice/5.1.4.2$Linux_X86_64 LibreOffice_project/10m0$Build-2</meta:generator>
  </office:meta>
</office:document-meta>
</file>